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e3c" officeooo:paragraph-rsid="001bee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marche pour part de variance expliquée :</text:p>
      <text:p text:style-name="P1"/>
      <text:p text:style-name="P1">Caculer une reconstruction en k dimension avec les deux méthode. Fixé à 0 les dimensions restantes. Exprimer les d dimensions avec les vecteurs propres. Calculer l’erreur entre les distances entre les deux nuag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7:19:28.077962153</meta:creation-date>
    <dc:date>2024-04-08T17:33:35.623468001</dc:date>
    <meta:editing-duration>PT14M8S</meta:editing-duration>
    <meta:editing-cycles>1</meta:editing-cycles>
    <meta:document-statistic meta:table-count="0" meta:image-count="0" meta:object-count="0" meta:page-count="1" meta:paragraph-count="2" meta:word-count="40" meta:character-count="255" meta:non-whitespace-character-count="217"/>
    <meta:generator>LibreOffice/7.5.9.2$Linux_X86_64 LibreOffice_project/50$Build-2</meta:generator>
  </office:meta>
</office:document-meta>
</file>